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ce style:name="Segoe UI" svg:font-family="'Segoe UI'" style:font-family-generic="swiss"/>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loext:contextual-spacing="false" fo:margin-top="0cm" fo:margin-bottom="0cm" fo:line-height="100%" fo:text-align="center" style:justify-single-word="false"/>
    </style:style>
    <style:style style:name="P2" style:family="paragraph" style:parent-style-name="Standard">
      <style:paragraph-properties loext:contextual-spacing="false" fo:margin-top="0cm" fo:margin-bottom="0.353cm" fo:line-height="100%" fo:text-align="justify" style:justify-single-word="false"/>
    </style:style>
    <style:style style:name="P3" style:family="paragraph" style:parent-style-name="Standard">
      <style:paragraph-properties loext:contextual-spacing="false" fo:margin-left="1.27cm" fo:margin-right="0cm" fo:margin-top="0cm" fo:margin-bottom="0.353cm" fo:line-height="100%" fo:text-align="justify" style:justify-single-word="false" fo:text-indent="0cm" style:auto-text-indent="false"/>
    </style:style>
    <style:style style:name="P4" style:family="paragraph" style:parent-style-name="Standard" style:master-page-name="Standard">
      <style:paragraph-properties loext:contextual-spacing="false" fo:margin-top="0cm" fo:margin-bottom="0cm" fo:line-height="100%" fo:text-align="center" style:justify-single-word="false" style:page-number="1"/>
    </style:style>
    <style:style style:name="P5" style:family="paragraph" style:parent-style-name="Standard" style:list-style-name="WWNum1">
      <style:paragraph-properties loext:contextual-spacing="false" fo:margin-left="1.27cm" fo:margin-right="0cm" fo:margin-top="0cm" fo:margin-bottom="0.353cm" fo:line-height="100%" fo:text-align="justify" style:justify-single-word="false" fo:text-indent="-0.635cm" style:auto-text-indent="false"/>
    </style:style>
    <style:style style:name="P6" style:family="paragraph" style:parent-style-name="Standard">
      <style:paragraph-properties loext:contextual-spacing="false" fo:margin-top="0cm" fo:margin-bottom="0.353cm" fo:line-height="100%" fo:text-align="justify" style:justify-single-word="false"/>
    </style:style>
    <style:style style:name="P7" style:family="paragraph" style:parent-style-name="Text_20_body">
      <style:paragraph-properties fo:margin-top="0cm" fo:margin-bottom="0cm" fo:line-height="138%"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8" style:family="paragraph" style:parent-style-name="Text_20_body">
      <style:paragraph-properties loext:contextual-spacing="false" fo:margin-top="0cm" fo:margin-bottom="0.353cm" fo:line-height="100%" fo:text-align="justify" style:justify-single-word="false"/>
    </style:style>
    <style:style style:name="T1" style:family="text">
      <style:text-properties fo:color="#1155cc" style:text-underline-style="solid" style:text-underline-width="auto" style:text-underline-color="font-color"/>
    </style:style>
    <style:style style:name="T2" style:family="text">
      <style:text-properties fo:font-variant="normal" fo:text-transform="none" fo:color="#1155cc" style:text-line-through-style="none" style:font-name="Arial1" fo:font-size="11pt" fo:font-style="normal" style:text-underline-style="solid" style:text-underline-width="auto" style:text-underline-color="font-color" fo:font-weight="normal" style:text-blinking="false" fo:background-color="transparent"/>
    </style:style>
    <style:style style:name="T3" style:family="text">
      <style:text-properties fo:font-variant="normal" fo:text-transform="none" style:text-line-through-style="none" style:font-name="Arial1" fo:font-size="11pt" fo:font-style="normal" style:text-underline-style="solid" style:text-underline-width="auto" style:text-underline-color="font-color" fo:font-weight="normal" style:text-blinking="false" fo:background-color="transparent"/>
    </style:style>
    <style:style style:name="T4" style:family="text">
      <style:text-properties fo:font-variant="normal" fo:text-transform="none" fo:color="#800000" style:text-line-through-style="none" style:font-name="Arial1" fo:font-size="11pt" fo:font-style="normal" style:text-underline-style="solid" style:text-underline-width="auto" style:text-underline-color="font-color" fo:font-weight="normal" style:text-blinking="false" fo:background-color="transparent"/>
    </style:style>
    <style:style style:name="T5" style:family="text">
      <style:text-properties fo:font-variant="normal" fo:text-transform="none" style:use-window-font-color="true" style:text-line-through-style="none" style:font-name="Arial1" fo:font-size="11pt" fo:font-style="normal" style:text-underline-style="solid" style:text-underline-width="auto" style:text-underline-color="font-color" fo:font-weight="normal" style:text-blinking="false" fo:background-color="transparent"/>
    </style:style>
    <style:style style:name="T6" style:family="text">
      <style:text-properties fo:font-variant="normal" fo:text-transform="none" style:use-window-font-color="true" style:text-line-through-style="none" style:font-name="Arial1" fo:font-size="11pt" fo:font-style="normal" fo:font-weight="normal" style:text-blinking="false" fo:background-color="transparent"/>
    </style:style>
    <style:style style:name="T7" style:family="text">
      <style:text-properties fo:font-variant="normal" fo:text-transform="none" style:use-window-font-color="true" style:text-line-through-style="none" style:font-name="Arial1" fo:font-size="11pt" fo:font-style="normal" style:text-underline-style="none" fo:font-weight="normal" style:text-blinking="false" fo:background-color="transparent"/>
    </style:style>
    <style:style style:name="T8"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iedźma][Fantasy][Dark][Violence]</text:p>
      <text:p text:style-name="P1">Początek</text:p>
      <text:p text:style-name="P1">Autor: Cahan</text:p>
      <text:p text:style-name="P1">Autor recenzji: Falconek</text:p>
      <text:p text:style-name="P2"/>
      <text:p text:style-name="P8"><text:bookmark text:name="docs-internal-guid-7e94a62d-7fff-adc5-c957-a220fb58ddea"/><text:span text:style-name="T7">Gdy czytasz fanfika, który jest fanfikiem do fanfika do „Wiedźmina”, ale jednocześnie fanfikiem o kucykach, to wiedz, że żyjesz w postmodernizmie.</text:span></text:p>
      <text:p text:style-name="P7">A tak poważnie, to „Początek” jest spin offem popularnej „Wiedźmy”, który o ile mnie pamięć nie myli, powstawał na forumowy konkurs, ale Autorka miała, delikatnie rzecz ujmując, mały poślizg i na końcowy efekt musieliśmy czekać ponad pół roku. Czy było warto?</text:p>
      <text:p text:style-name="P7">Akcja tego dość krótkiego, bo liczącego dwadzieścia pięć stron, opowiadania rozgrywa się w czasach przed wydarzeniami z pierwowzoru, gdy Chromia była młoda i niedoświadczona, i opisuje jedno z jej pierwszych zleceń.</text:p>
      <text:p text:style-name="P7">Szybko okazuje się, że zebra nie jest jedyną, która połakomiła się na królewskie talary, i czytelnik poznaje Berenikę, klacz równie zieloną w swoim fachu, jak Chromia (albowiem zadanie jest z rodzaju tych, których doświadczone wiedźmy unikają).</text:p>
      <text:p text:style-name="P7">Obydwie postanawiają ze sobą współpracować i muszę przyznać, że tworzą całkiem udane duo. Chromia jest tą rozsądną, bardziej zdystansowaną i choć wydaje się mieć swoje zdanie na różne sprawy, to jest mniej skłonna do jego dosadnego wyrażania. Berenika zaś jest naiwną idealistką, przekonaną, że żywot wiedźmy to kara od losu, i tęskniącą za normalnym życiem, cokolwiek by to miało oznaczać. Za to obydwie cechuje pogoda ducha i poczucie humoru.</text:p>
      <text:p text:style-name="P7">Ten duet skojarzył mi się z Wolhą i Orsaną z „Wiedźmy Opiekunki” Olgi Gromyko, z zastrzeżeniem, że o ile Berenikę łączy z Orsaną idealizm i skłonność do emocjonalnych wypowiedzi, to już nie upodobanie do bitki i umiejętność władania mieczem, więc główną siłę bojową w tej drużynie stanowi Chromia.</text:p>
      <text:p text:style-name="P7">Osobiście lubię takie postacie, niesprawiające wrażenia, jakby dźwigały na swoich barkach ciężar całego świata i bardzo je to przytłaczało, ale w chwili próby potrafiące stanąć na wysokości zadania nie tylko w kwestii siekania wrogów, ale również od strony moralnej.</text:p>
      <text:p text:style-name="P7">Opowiadanie jest, jak wspomniałem, dość krótkie, więc poza głównymi bohaterkami nie ma w nim więcej bardzo rozbudowanych postaci, bo nawet główny antagonista ma rolę dość epizodyczną. Pozostali bohaterowie tworzą jednak tło, które ma charakter bardzo wiedźminowy. Pojawiają się więc urzędnicy, którzy korzystając z pozycji, załatwiają na boku swoje sprawy, rywalizujący o władzę czarownicy, prymitywni strażnicy i tłum mniej lub bardziej obdartych i śmierdzących mieszczan.</text:p>
      <text:p text:style-name="P7">Budowaniu nastroju sprzyjają też miejsca, w których toczy się akcja. Kto czyta fanfiki Cahan, ten wie, że potrafi ona budować klimatyczne opisy, racząc czytelnika masą detali, takich jak zawartość lokalnych rynsztoków czy walory zapachowe miejskiego targowiska. W każdym razie jest brudno, gwarno i zatęchło, czyli tak, jak można by się spodziewać po uniwersum dark fantasy, ale pojawia się też kilka pamiątek z czasów, kiedy Equestria była lepszym miejscem (bo w końcu to świat postapokaliptyczny), w tym jedna całkiem zabawna.</text:p>
      <text:p text:style-name="P7"><text:soft-page-break/>W opisach znalazło się też, co również jest charakterystyczne dla stylu Cahan, sporo smaczków, wskazujących, że Autorka wie, jak wygląda i działa koń, a także zna się na całym tym historycznym żelastwie i na tym, jak go używać. Wspomnę tylko, że już pierwsza strona fika zmusiła mnie do dwukrotnego skorzystania z Wikipedii. Wrażenie zrobiły na mnie również detaliczne opisy walki mieczem i ucieszyłem się, że Chromia nie robi w walce wiedźmińskich piruetów, tylko wykorzystuje swoje atrybuty fizyczne i stosuję taktykę, która chyba by mogła działać. Aż chce się rzec: risercz na poziomie Sapkowskiego!</text:p>
      <text:p text:style-name="P7">Nie chciałbym zdradzać zbyt wiele z fabuły, wspomnę jednak, że choć nie ma w niej dużo więcej, niż można by się spodziewać po krótkim opowiadaniu o profesjonalnej zabójczyni potworów (czyli szczęk żelaza, kule ognia i wypruwane flaki), to jednak jest kilka rzeczy, które czytelnika zaskoczą, począwszy od absolutnie oryginalnej motywacji głównego złego, przez to, z kim ostatecznie protagonistkom przyjdzie walczyć, aż po fakt, że ze swojej misji wyniosą coś więcej niż nowe blizny i sakiewkę talarów.</text:p>
      <text:p text:style-name="P7">Godne pochwały jest to, że nawet w tak krótkim opowiadaniu da się nadać bohaterkom dość głębi, by znalazło się miejsce na duchową przemianę. Swoją drogą już dobrą chwilę po lekturze fika miałem moment oświecenia, kiedy dotarło do mnie, że pomimo iż to Chromia jest główną bohaterką „Wiedźmy”, „Początek” jest chyba bardziej o Berenice niż o Chromii.</text:p>
      <text:p text:style-name="P7">W pisaniu recenzji fanfika jest taki moment, kiedy wypada napisać kilka zdań o stylu i warsztacie autora, tylko że na poziomie, który prezentuje „Początek”, nie wypada już wspominać, że „opowiadanie nie zawiera błędów i jest poprawne stylistycznie”, bo to się rozumie samo przez się. Tym gorzej dla mnie, bo muszę się bardziej wysilić.</text:p>
      <text:p text:style-name="P7">Styl, do którego Cahan zdążyła już nas przyzwyczaić, jest lekki, nasuwający miejscami skojarzenia z literaturą młodzieżową. Sceny mroczne i poważne, których w jej fikach nie brakuje, są gęsto poprzeplatane takimi, które wywołują uśmiech. Mimo że, jeśli zastanowić się nad fabułą i nad tym, co właściwie się wydarzyło, są to wydarzenia koszmarne, opowiadanie nie przytłacza ciężkim klimatem i pozostawia czytelnika raczej ze wspomnieniem całkiem sympatycznych bohaterek niż tragicznych wydarzeń, których były one świadkami. W tym ostatnim pomaga również odpowiednio rozbudowane zakończenie, niepozostawiające uczucia niedosytu.</text:p>
      <text:p text:style-name="P7">Warto też wspomnieć, że brak znajomości „Wiedźmy” w żaden sposób nie przeszkadza w lekturze i „Początek” sprawdza się nie tylko jako „fanfik do fanfika”, ale również jako niezależne opowiadanie. Mało tego, ktoś niezaznajomiony z „Wiedźmą” (tak jak niżej podpisany), może się całkiem sporo dowiedzieć o jej uniwersum.</text:p>
      <text:p text:style-name="P7">Podsumowując, fanfik jest zdecydowanie warty przeczytania i to nie tylko dla fanów „Wiedźmina” lub „Wiedźmy”.</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ce style:name="Segoe UI" svg:font-family="'Segoe UI'" style:font-family-generic="swiss"/>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pl" fo:country="PL"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pl" fo:country="PL"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true" fo:margin-top="0cm" fo:margin-bottom="0cm"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keep-with-next="always"/>
      <style:text-properties fo:color="#666666" style:font-name="Arial" fo:font-size="15pt" fo:font-style="normal" style:font-name-asian="Arial2" style:font-size-asian="15pt" style:font-style-asian="normal" style:font-name-complex="Arial2"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document-statistic meta:table-count="0" meta:image-count="0" meta:object-count="0" meta:page-count="2" meta:paragraph-count="20" meta:word-count="858" meta:character-count="5788"/>
    <dc:date>2018-12-17T20:44:42.63</dc:date>
    <dc:creator>Michał </dc:creator>
    <meta:editing-duration>PT2M28S</meta:editing-duration>
    <meta:editing-cycles>1</meta:editing-cycles>
  </office:meta>
</office:document-meta>
</file>